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" style:parent-style-name="TableContents" style:family="paragraph">
      <style:text-properties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ableCell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P136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Нанаев Максим Руслан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Специальная возможность языка, позволяющая реализовать новый функционал в методе,<text:s/>в<text:s/>дочернем классе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Статические</text:span><text:span text:style-name="T23">, абстрактные, вложенные в другие, анонимные, с разными модификаторами доступа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final<text:span text:style-name="T27">?</text:span></text:p>
          </table:table-cell>
          <table:table-cell table:style-name="TableCell28">
            <text:p text:style-name="P29">Для классов – чтоб убрать возможность создания наследников, для методов – чтоб убрать возможность переопределения и для переменных, которые не должны изменять свое значение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TableContents"><text:span text:style-name="T35">Для обработки исключений.<text:s/></text:span>try<text:span text:style-name="T36"><text:s/>{}<text:s/></text:span>catch<text:span text:style-name="T37"><text:s/>() {}<text:s/></text:span>finally<text:span text:style-name="T38"><text:s/>{}<text:s/></text:span><text:span text:style-name="T39">либо<text:s/></text:span>try<text:span text:style-name="T40"><text:s/>() {}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Какие есть стандартные реализации интерфейса<text:s/></text:span>List<text:span text:style-name="T44"><text:s/></text:span><text:span text:style-name="T45">и в каких ситуациях их нужно использовать?</text:span></text:p>
          </table:table-cell>
          <table:table-cell table:style-name="TableCell46">
            <text:p text:style-name="TableContents">ArrayList<text:span text:style-name="T47"><text:s/>–<text:s/></text:span><text:span text:style-name="T48">быстрое обращение по индексу. Используется для быстрого получения и изменения элементов. Лучше не использовать при частой вставке/удалении значений в середине либо если есть вероятность увеличения размера списка.<text:s/></text:span></text:p>
            <text:p text:style-name="TableContents">LinkedList<text:span text:style-name="T49"><text:s/></text:span><text:span text:style-name="T50">– быстрая вставка и удаление из середины, безболезненное увеличение размера списка,<text:s/></text:span><text:span text:style-name="T51">медленный поиск по индексу (перебор всех значений)</text:span></text:p>
            <text:p text:style-name="TableContents">Vector<text:span text:style-name="T52"><text:s/></text:span><text:span text:style-name="T53">как правило сейчас не используются<text:s/></text:span></text:p>
          </table:table-cell>
        </table:table-row>
        <table:table-row table:style-name="TableRow54">
          <table:table-cell table:style-name="TableCell55">
            <text:p text:style-name="P56">В чём основная идея стримов из пакета java.util.stream?</text:p>
          </table:table-cell>
          <table:table-cell table:style-name="TableCell57">
            <text:p text:style-name="TableContents"><text:span text:style-name="T58">Упрощение работы со структурами данных. Быстрая фильтрация, выполнение различных<text:s/></text:span><text:span text:style-name="T59">операций и т.д. Аналог<text:s/></text:span>LINQ<text:span text:style-name="T60"><text:s/></text:span><text:span text:style-name="T61">для<text:s/></text:span>c<text:span text:style-name="T62">#</text:span><text:span text:style-name="T63"><text:s text:c="2"/></text:span></text:p>
          </table:table-cell>
        </table:table-row>
        <table:table-row table:style-name="TableRow64">
          <table:table-cell table:style-name="TableCell65" table:number-columns-spanned="2">
            <text:p text:style-name="P66">Разное</text:p>
          </table:table-cell>
          <table:covered-table-cell/>
        </table:table-row>
        <table:table-row table:style-name="TableRow67">
          <table:table-cell table:style-name="TableCell68">
            <text:p text:style-name="P69">Каким критериям должна удовлетворять «хорошая» хэш-функция?</text:p>
          </table:table-cell>
          <table:table-cell table:style-name="TableCell70">
            <text:p text:style-name="TableContents"><text:span text:style-name="T71">Хэш функция должна выдавать равномерное распределение значений при случайном наборе аргументов, однонаправленность – невозможность расшифровать хэш, отсутствие коллизий – отсутствие таких сообщений, у которых будет одинаковый хэш</text:span><text:span text:style-name="T72">, а также изменение даже одного символа должно существенно изменять хэш.</text:span></text:p>
          </table:table-cell>
        </table:table-row>
        <table:table-row table:style-name="TableRow73">
          <table:table-cell table:style-name="TableCell74">
            <text:p text:style-name="TableContents"><text:span text:style-name="T75">В чём причина популярности и широкого распространения кодировки<text:s/></text:span>UTF<text:span text:style-name="T76">-8?</text:span></text:p>
          </table:table-cell>
          <table:table-cell table:style-name="TableCell77">
            <text:p text:style-name="TableContents"><text:span text:style-name="T78">Переменное число байт (популярные символы занимают<text:s/></text:span><text:span text:style-name="T79">меньше места</text:span><text:span text:style-name="T80">, менее популярные<text:s/></text:span><text:span text:style-name="T81">до</text:span><text:span text:style-name="T82"><text:s/></text:span><text:span text:style-name="T83">4</text:span><text:span text:style-name="T84"><text:s/>байт</text:span><text:span text:style-name="T85">)</text:span><text:span text:style-name="T86">, обратная совместимость с<text:s/></text:span>ASCII</text:p>
          </table:table-cell>
        </table:table-row>
        <table:table-row table:style-name="TableRow87">
          <table:table-cell table:style-name="TableCell88">
            <text:p text:style-name="TableContents"><text:span text:style-name="T89">Сравните форматы<text:s/></text:span>XML<text:span text:style-name="T90"><text:s/></text:span><text:span text:style-name="T91">и<text:s/></text:span>JSON<text:span text:style-name="T92">.<text:s/></text:span><text:span text:style-name="T93">Когда какой использовать?</text:span></text:p>
          </table:table-cell>
          <table:table-cell table:style-name="TableCell94">
            <text:p text:style-name="TableContents">XML<text:span text:style-name="T95"><text:s/>–</text:span><text:span text:style-name="T96">язык разметки<text:s/></text:span>JSON<text:span text:style-name="T97"><text:s/>–<text:s/></text:span><text:span text:style-name="T98">формат данных.<text:s/></text:span>JSON<text:span text:style-name="T99"><text:s/></text:span><text:span text:style-name="T100">более наглядный, содержит меньше кода</text:span><text:span text:style-name="T101">, проще распарсивается, более быстрый (меньший вес документа, отсутствие обработок и т.д.).<text:s/></text:span>XML<text:span text:style-name="T102"><text:s/>–<text:s/></text:span><text:span text:style-name="T103">более старый, имеет больше инструментов для обработки.<text:s/></text:span></text:p>
            <text:p text:style-name="TableContents"><text:span text:style-name="T104">Для обычного обмена информацией (например через<text:s/></text:span><text:soft-page-break/>API<text:span text:style-name="T105">)</text:span><text:span text:style-name="T106"><text:s/></text:span><text:span text:style-name="T107">лучше использовать<text:s/></text:span>JSON<text:span text:style-name="T108">.<text:s/></text:span>XML<text:span text:style-name="T109"><text:s/></text:span><text:span text:style-name="T110">может передавать смешанные данные (графики, картинки и т.д.). Может использоваться для получения и хранения данных на веб страницах.<text:s/></text:span></text:p>
          </table:table-cell>
        </table:table-row>
        <text:soft-page-break/>
        <table:table-row table:style-name="TableRow111">
          <table:table-cell table:style-name="TableCell112">
            <text:p text:style-name="TableContents"><text:span text:style-name="T113">Опишите что будет происходить «под капотом» после ввода адреса сайта в браузере и нажатия<text:s/></text:span>Enter<text:span text:style-name="T114">?</text:span></text:p>
          </table:table-cell>
          <table:table-cell table:style-name="TableCell115">
            <text:p text:style-name="TableContents"><text:span text:style-name="T116">Формирование<text:s/></text:span>URL<text:span text:style-name="T117"><text:s/></text:span><text:span text:style-name="T118">адреса браузером (</text:span><text:span text:style-name="T119">добавление<text:s/></text:span>http<text:span text:style-name="T120">/</text:span>s<text:span text:style-name="T121">, порта и т.д.</text:span><text:span text:style-name="T122"><text:s/></text:span><text:span text:style-name="T123">)</text:span><text:span text:style-name="T124">.<text:s/></text:span><text:span text:style-name="T125">Определение<text:s/></text:span>ip<text:span text:style-name="T126"><text:s/></text:span><text:span text:style-name="T127">с помощью<text:s/></text:span>DNS<text:span text:style-name="T128">,<text:s/></text:span><text:span text:style-name="T129">отправка<text:s/></text:span>GET<text:span text:style-name="T130"><text:s/></text:span><text:span text:style-name="T131">запроса на сервер (параметры после<text:s/></text:span><text:span text:style-name="T132">/</text:span><text:span text:style-name="T133">)</text:span><text:span text:style-name="T134">,<text:s/></text:span><text:span text:style-name="T135">обработка запроса на бэкэнде, передача данных на фронт, отрисовка в браузере.<text:s/></text:span></text:p>
          </table:table-cell>
        </table:table-row>
      </table:table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аксим</meta:initial-creator>
    <dc:creator>Максим</dc:creator>
    <meta:creation-date>2017-10-20T23:40:00Z</meta:creation-date>
    <dc:date>2020-09-02T19:33:00Z</dc:date>
    <meta:template xlink:href="Normal" xlink:type="simple"/>
    <meta:editing-cycles>1</meta:editing-cycles>
    <meta:editing-duration>PT12660S</meta:editing-duration>
    <meta:document-statistic meta:page-count="2" meta:paragraph-count="5" meta:word-count="420" meta:character-count="2811" meta:row-count="19" meta:non-whitespace-character-count="2396"/>
  </office:meta>
</office:document-meta>
</file>